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785in" style:rel-column-width="23288*"/>
    </style:style>
    <style:style style:name="Table2.B" style:family="table-column">
      <style:table-column-properties style:column-width="4.3146in" style:rel-column-width="422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486in" style:rel-column-width="22017*"/>
    </style:style>
    <style:style style:name="Table1.B" style:family="table-column">
      <style:table-column-properties style:column-width="4.4444in" style:rel-column-width="4351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57853" officeooo:paragraph-rsid="00157853"/>
    </style:style>
    <style:style style:name="P2" style:family="paragraph" style:parent-style-name="Standard">
      <style:paragraph-properties fo:text-align="start" style:justify-single-word="false"/>
      <style:text-properties officeooo:rsid="00157853" officeooo:paragraph-rsid="00157853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57853" officeooo:paragraph-rsid="00157853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57853" officeooo:paragraph-rsid="00157853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57853" officeooo:paragraph-rsid="00165b7a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tyle="italic" officeooo:rsid="002498a6" officeooo:paragraph-rsid="002498a6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tyle="italic" officeooo:rsid="002b6316" officeooo:paragraph-rsid="002b6316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 fo:font-weight="normal" officeooo:rsid="001ed7b9" officeooo:paragraph-rsid="001ed7b9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officeooo:rsid="001fdb9f" officeooo:paragraph-rsid="001fdb9f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1fce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officeooo:rsid="00165b7a" officeooo:paragraph-rsid="0019fb09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76af8" officeooo:paragraph-rsid="00191fce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2498a6" officeooo:paragraph-rsid="002498a6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283fb5" officeooo:paragraph-rsid="00283fb5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2b6316" officeooo:paragraph-rsid="002b6316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weight="bold" officeooo:rsid="001dba71" officeooo:paragraph-rsid="001dba71" style:font-weight-asian="bold" style:font-weight-complex="bold"/>
    </style:style>
    <style:style style:name="P19" style:family="paragraph" style:parent-style-name="Standard">
      <style:text-properties fo:font-weight="bold" officeooo:rsid="001ed7b9" officeooo:paragraph-rsid="001ed7b9" style:font-weight-asian="bold" style:font-weight-complex="bold"/>
    </style:style>
    <style:style style:name="P20" style:family="paragraph" style:parent-style-name="Standard">
      <style:text-properties fo:font-weight="bold" officeooo:rsid="0022a461" officeooo:paragraph-rsid="0022a461" style:font-weight-asian="bold" style:font-weight-complex="bold"/>
    </style:style>
    <style:style style:name="P21" style:family="paragraph" style:parent-style-name="Standard">
      <style:text-properties fo:font-weight="normal" officeooo:rsid="001ed7b9" officeooo:paragraph-rsid="001ed7b9" style:font-weight-asian="normal" style:font-weight-complex="normal"/>
    </style:style>
    <style:style style:name="P22" style:family="paragraph" style:parent-style-name="Standard">
      <style:text-properties fo:font-weight="normal" officeooo:rsid="001fdb9f" officeooo:paragraph-rsid="001fdb9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191fce" officeooo:paragraph-rsid="00191fce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191fce" officeooo:paragraph-rsid="0020888e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191fce" officeooo:paragraph-rsid="00298208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191fce" officeooo:paragraph-rsid="002dab34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191fce" officeooo:paragraph-rsid="00303e63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19fb09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215089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2dab34" officeooo:paragraph-rsid="002dab34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rsid="0029ab10" officeooo:paragraph-rsid="002e6723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officeooo:rsid="0020888e" officeooo:paragraph-rsid="0020888e"/>
    </style:style>
    <style:style style:name="P35" style:family="paragraph" style:parent-style-name="Table_20_Contents">
      <style:paragraph-properties fo:text-align="start" style:justify-single-word="false"/>
      <style:text-properties officeooo:rsid="0020888e" officeooo:paragraph-rsid="00215089"/>
    </style:style>
    <style:style style:name="P36" style:family="paragraph" style:parent-style-name="Table_20_Contents">
      <style:paragraph-properties fo:text-align="start" style:justify-single-word="false"/>
      <style:text-properties officeooo:rsid="002dab34" officeooo:paragraph-rsid="002dab34"/>
    </style:style>
    <style:style style:name="P37" style:family="paragraph" style:parent-style-name="Table_20_Contents">
      <style:paragraph-properties fo:text-align="start" style:justify-single-word="false"/>
      <style:text-properties officeooo:rsid="002e6723" officeooo:paragraph-rsid="002e6723"/>
    </style:style>
    <style:style style:name="P38" style:family="paragraph" style:parent-style-name="Standard">
      <style:text-properties fo:font-style="normal" fo:font-weight="normal" officeooo:rsid="001fdb9f" officeooo:paragraph-rsid="001fdb9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33353e" officeooo:paragraph-rsid="00382006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officeooo:rsid="00283fb5" officeooo:paragraph-rsid="002b6316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tyle="normal" officeooo:rsid="00324d67" officeooo:paragraph-rsid="00324d67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tyle="normal" officeooo:rsid="0033353e" officeooo:paragraph-rsid="0033353e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tyle="normal" officeooo:rsid="00342572" officeooo:paragraph-rsid="00342572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tyle="normal" officeooo:rsid="0034e385" officeooo:paragraph-rsid="0034e385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tyle="normal" officeooo:rsid="00399b7e" officeooo:paragraph-rsid="00399b7e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bold" officeooo:rsid="00324d67" officeooo:paragraph-rsid="00324d67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fo:font-weight="bold" officeooo:rsid="0034e385" officeooo:paragraph-rsid="0034e385" style:font-style-asian="normal" style:font-weight-asian="bold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9fb09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officeooo:rsid="00324d67" officeooo:paragraph-rsid="00324d67"/>
    </style:style>
    <style:style style:name="P50" style:family="paragraph" style:parent-style-name="Table_20_Contents">
      <style:paragraph-properties fo:text-align="start" style:justify-single-word="false"/>
      <style:text-properties officeooo:rsid="0033353e" officeooo:paragraph-rsid="0033353e"/>
    </style:style>
    <style:style style:name="P51" style:family="paragraph" style:parent-style-name="Table_20_Contents">
      <style:paragraph-properties fo:text-align="start" style:justify-single-word="false"/>
      <style:text-properties officeooo:rsid="0034e385" officeooo:paragraph-rsid="0034e385"/>
    </style:style>
    <style:style style:name="P52" style:family="paragraph" style:parent-style-name="Table_20_Contents">
      <style:paragraph-properties fo:text-align="center" style:justify-single-word="false"/>
      <style:text-properties fo:font-style="italic" officeooo:rsid="0034e385" officeooo:paragraph-rsid="0034e385" style:font-style-asian="italic" style:font-style-complex="italic"/>
    </style:style>
    <style:style style:name="P53" style:family="paragraph" style:parent-style-name="Table_20_Contents">
      <style:paragraph-properties fo:text-align="start" style:justify-single-word="false"/>
      <style:text-properties fo:font-weight="bold" officeooo:rsid="0034e385" officeooo:paragraph-rsid="0034e385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1d9f" style:font-style-asian="normal" style:font-style-complex="normal"/>
    </style:style>
    <style:style style:name="T4" style:family="text">
      <style:text-properties fo:font-style="normal" officeooo:rsid="00165b7a" style:font-style-asian="normal" style:font-style-complex="normal"/>
    </style:style>
    <style:style style:name="T5" style:family="text">
      <style:text-properties fo:font-style="normal" officeooo:rsid="0036a03b" style:font-style-asian="normal" style:font-style-complex="normal"/>
    </style:style>
    <style:style style:name="T6" style:family="text">
      <style:text-properties fo:font-style="normal" officeooo:rsid="00380dfc" style:font-style-asian="normal" style:font-style-complex="normal"/>
    </style:style>
    <style:style style:name="T7" style:family="text">
      <style:text-properties officeooo:rsid="00165b7a"/>
    </style:style>
    <style:style style:name="T8" style:family="text">
      <style:text-properties officeooo:rsid="00176af8"/>
    </style:style>
    <style:style style:name="T9" style:family="text">
      <style:text-properties officeooo:rsid="00191fce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215089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2dab34"/>
    </style:style>
    <style:style style:name="T13" style:family="text">
      <style:text-properties fo:font-variant="normal" fo:text-transform="none" fo:color="#000000" fo:letter-spacing="normal"/>
    </style:style>
    <style:style style:name="T14" style:family="text">
      <style:text-properties officeooo:rsid="0019fb09"/>
    </style:style>
    <style:style style:name="T15" style:family="text">
      <style:text-properties officeooo:rsid="001dba71"/>
    </style:style>
    <style:style style:name="T16" style:family="text">
      <style:text-properties officeooo:rsid="001ed7b9"/>
    </style:style>
    <style:style style:name="T17" style:family="text">
      <style:text-properties officeooo:rsid="001fdb9f"/>
    </style:style>
    <style:style style:name="T18" style:family="text">
      <style:text-properties officeooo:rsid="0023b47f"/>
    </style:style>
    <style:style style:name="T19" style:family="text">
      <style:text-properties officeooo:rsid="00283fb5"/>
    </style:style>
    <style:style style:name="T20" style:family="text">
      <style:text-properties officeooo:rsid="002c8ecd"/>
    </style:style>
    <style:style style:name="T21" style:family="text">
      <style:text-properties officeooo:rsid="002dab34"/>
    </style:style>
    <style:style style:name="T22" style:family="text">
      <style:text-properties officeooo:rsid="0034e385"/>
    </style:style>
    <style:style style:name="T23" style:family="text">
      <style:text-properties officeooo:rsid="003633b8"/>
    </style:style>
    <style:style style:name="T2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Основ<text:span text:style-name="T16">ы языка SimpleSCP</text:span></text:p>
      <text:p text:style-name="P20"/>
      <text:p text:style-name="P19">Параметры</text:p>
      <text:p text:style-name="P21">Для того, чтобы передать в SimpleSCP-функцию параметры, нужно в <text:span text:style-name="T18">сигнатуре функции </text:span>указать идентификаторы:</text:p>
      <text:p text:style-name="P8">function <text:span text:style-name="T17">example</text:span>(имена, параметров)</text:p>
      <text:p text:style-name="P22">Здесь <text:span text:style-name="T1">имена параметров – </text:span><text:span text:style-name="T2">перечисление идентификаторов параметров через запятую.</text:span></text:p>
      <text:p text:style-name="P38">Для того, чтобы объявить в SimpleSCP-функции выходные параметры, нужно в теле функции указать:</text:p>
      <text:p text:style-name="P9">return идентификатор;</text:p>
      <text:p text:style-name="P17">Здесь <text:span text:style-name="T1">идентификатор – </text:span>название выходного параметра. Конструкций такого вида в программе может быть несколько. </text:p>
      <text:p text:style-name="P17">Примеры правильного объявления входных и выходных параметров SimpleSCP-функции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Пример SimpleSCP</text:p>
          </table:table-cell>
          <table:table-cell table:style-name="Table2.B1" office:value-type="string">
            <text:p text:style-name="P25">Соответствующий код SCP</text:p>
          </table:table-cell>
        </table:table-row>
        <table:table-row>
          <table:table-cell table:style-name="Table2.A2" office:value-type="string">
            <text:p text:style-name="P34">function example(_set) {</text:p>
            <text:p text:style-name="P35"><text:s text:c="2"/>return _set;</text:p>
            <text:p text:style-name="P35"><text:s text:c="2"/>return _answer;</text:p>
            <text:p text:style-name="P34">}</text:p>
          </table:table-cell>
          <table:table-cell table:style-name="Table2.B2" office:value-type="string">
            <text:p text:style-name="P31"><text:span text:style-name="T10">-&gt; rrel_params: ... (*</text:span><text:line-break/> <text:span text:style-name="T13"><text:s/></text:span><text:span text:style-name="T10">-&gt; rrel_1: rrel_in: _set;;</text:span></text:p>
            <text:p text:style-name="P23"><text:span text:style-name="T13"><text:s text:c="2"/></text:span><text:span text:style-name="T10">-&gt; rrel_</text:span><text:span text:style-name="T11">1</text:span><text:span text:style-name="T10">: rrel_</text:span><text:span text:style-name="T11">out</text:span><text:span text:style-name="T10">: _set;;</text:span></text:p>
            <text:p text:style-name="P31"><text:span text:style-name="T10"><text:s text:c="2"/>-&gt; rrel_</text:span><text:span text:style-name="T11">2</text:span><text:span text:style-name="T10">: rrel_</text:span><text:span text:style-name="T11">out</text:span><text:span text:style-name="T10">: _</text:span><text:span text:style-name="T11">answer</text:span><text:span text:style-name="T10">;;</text:span><text:line-break/><text:span text:style-name="T10">*);;</text:span></text:p>
          </table:table-cell>
        </table:table-row>
      </table:table>
      <text:p text:style-name="P17"/>
      <text:p text:style-name="P19">Тело программы</text:p>
      <text:p text:style-name="P1"><text:span text:style-name="T8">Тело </text:span>SimpleSCP-<text:span text:style-name="T15">программы</text:span> состоит из линейных операторов и конструкций управления потоком. </text:p>
      <text:p text:style-name="P1">Типичный линейный оператор языка выглядит следующим образом:</text:p>
      <text:p text:style-name="P3">название(аргументы);</text:p>
      <text:p text:style-name="P2">Где <text:span text:style-name="T1">название</text:span> – это ключевое слово <text:span text:style-name="T7">языка SimpleSCP либо идентификатор пользовательской функции</text:span>, а <text:span text:style-name="T1">аргументы – </text:span><text:span text:style-name="T2">конструкции вида:</text:span></text:p>
      <text:p text:style-name="P3">[модификаторы, название] <text:span text:style-name="T23">или []</text:span></text:p>
      <text:p text:style-name="P5"><text:span text:style-name="T4">Тут </text:span><text:span text:style-name="T7">н</text:span>азвание – <text:span text:style-name="T2">идентификатор используемой константы или переменной, состоящий из нижних подчеркиваний, букв латинского алфавита и цифр, </text:span><text:span text:style-name="T4">либо строковый литерал, взятый в кавычки</text:span><text:span text:style-name="T2">. </text:span>Модификаторы – <text:span text:style-name="T2">список ключевых слов, обозначающих роль аргумента в операторе. Модификаторы могут быть назначены по умолчанию. </text:span><text:span text:style-name="T5">Кроме того, аргумент может быть пустым – </text:span><text:span text:style-name="T6">тогда при трансляции в SCP он не будет использован в операторе</text:span><text:span text:style-name="T5">.</text:span></text:p>
      <text:p text:style-name="P4"><text:span text:style-name="T2">Примеры правильного вызова операторов SimpleSCP можно увидеть </text:span><text:span text:style-name="T3">ниже</text:span><text:span text:style-name="T4">: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Пример SimpleSCP</text:p>
          </table:table-cell>
          <table:table-cell table:style-name="Table1.B1" office:value-type="string">
            <text:p text:style-name="P24">Соответствующий код SCP</text:p>
          </table:table-cell>
        </table:table-row>
        <table:table-row>
          <table:table-cell table:style-name="Table1.A2" office:value-type="string">
            <text:p text:style-name="P11"><text:span text:style-name="T14">s</text:span>earchElStr3(</text:p>
            <text:p text:style-name="P11"><text:s text:c="2"/>[_set], </text:p>
            <text:p text:style-name="P11"><text:s text:c="2"/>[assign, _arc], </text:p>
            <text:p text:style-name="P11"><text:s text:c="2"/>[_element]</text:p>
            <text:p text:style-name="P11">);</text:p>
          </table:table-cell>
          <table:table-cell table:style-name="Table1.B2" office:value-type="string">
            <text:p text:style-name="P48">-&gt; ..operator1 (*</text:p>
            <text:p text:style-name="P30"><text:span text:style-name="T10"><text:s text:c="2"/>&lt;- searchElStr3;;</text:span><text:line-break/><text:span text:style-name="T13"> <text:s/></text:span><text:span text:style-name="T10">-&gt; rrel_1: rrel_fixed: rrel_scp_var: _set;;</text:span><text:line-break/><text:span text:style-name="T13"> <text:s/></text:span><text:span text:style-name="T10">-&gt; rrel_2: rrel_scp_var: rrel_assign: _arc;;</text:span><text:line-break/><text:span text:style-name="T13"> <text:s/></text:span><text:span text:style-name="T10">-&gt; rrel_3: rrel_fixed: rrel_scp_var: _elemen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10">sys_search(</text:p>
            <text:p text:style-name="P10"><text:s text:c="2"/>[search_pattern], </text:p>
            <text:p text:style-name="P10"><text:s text:c="2"/>[assign, _result], </text:p>
            <text:p text:style-name="P10"><text:s text:c="2"/>[parameters], </text:p>
            <text:p text:style-name="P10"><text:s text:c="2"/>[assign, _all_elements]</text:p>
            <text:p text:style-name="P10">);</text:p>
          </table:table-cell>
          <table:table-cell table:style-name="Table1.B2" office:value-type="string">
            <text:p text:style-name="P29"><text:span text:style-name="T10">-&gt; ..operator1 (*</text:span><text:line-break/><text:span text:style-name="T13"> <text:s/></text:span><text:span text:style-name="T10">&lt;- sys_search;;</text:span><text:line-break/><text:span text:style-name="T13"> <text:s/></text:span><text:span text:style-name="T10">-&gt; rrel_1: rrel_fixed: rrel_scp_const: search_pattern;;</text:span><text:line-break/><text:span text:style-name="T13"> <text:s/></text:span><text:span text:style-name="T10">-&gt; rrel_2: rrel_scp_var: rrel_assign: _result;;</text:span><text:line-break/><text:span text:style-name="T13"> <text:s/></text:span><text:span text:style-name="T10">-&gt; rrel_3: rrel_fixed: rrel_scp_const: parameters;;</text:span><text:line-break/><text:span text:style-name="T13"> <text:s/></text:span><text:span text:style-name="T10">-&gt; rrel_4: rrel_scp_var: rrel_assign: _all_elements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10">eraseEl([erase, _element]);</text:p>
          </table:table-cell>
          <table:table-cell table:style-name="Table1.B2" office:value-type="string">
            <text:p text:style-name="P29"><text:span text:style-name="T10">-&gt; ..operator1 (*</text:span><text:line-break/><text:soft-page-break/><text:span text:style-name="T13"> <text:s/></text:span><text:span text:style-name="T10">&lt;- eraseEl;;</text:span><text:line-break/><text:span text:style-name="T13"> <text:s/></text:span><text:span text:style-name="T10">-&gt; rrel_1: rrel_fixed: rrel_scp_var: rrel_erase: _element;;</text:span><text:line-break/><text:span text:style-name="T10">*);;</text:span></text:p>
          </table:table-cell>
        </table:table-row>
        <table:table-row>
          <table:table-cell table:style-name="Table1.A2" office:value-type="string">
            <text:p text:style-name="P12">proc_of_user_function(</text:p>
            <text:p text:style-name="P12"><text:s text:c="2"/>[_user_argument], </text:p>
            <text:p text:style-name="P12"><text:s text:c="2"/>[nrel_<text:span text:style-name="T9">some_relation</text:span>]</text:p>
            <text:p text:style-name="P12">);</text:p>
          </table:table-cell>
          <table:table-cell table:style-name="Table1.B2" office:value-type="string">
            <text:p text:style-name="P29"><text:span text:style-name="T10">-&gt; ..operator1 (*</text:span><text:line-break/><text:span text:style-name="T13"> <text:s/></text:span><text:span text:style-name="T10">&lt;- call;;</text:span><text:line-break/><text:span text:style-name="T13"> <text:s/></text:span><text:span text:style-name="T10">-&gt; rrel_1: rrel_fixed: rrel_scp_const: proc_of_user_function;;</text:span><text:line-break/><text:span text:style-name="T13"> <text:s/></text:span><text:span text:style-name="T10">-&gt; rrel_2: ... (*</text:span><text:line-break/><text:span text:style-name="T13"> <text:s text:c="3"/></text:span><text:span text:style-name="T10">-&gt; rrel_1: rrel_fixed: rrel_scp_var: _user_argument;;</text:span><text:line-break/><text:span text:style-name="T13"> <text:s text:c="3"/></text:span><text:span text:style-name="T10">-&gt; rrel_2: rrel_fixed: rrel_scp_const: nrel_some_relation;;</text:span><text:line-break/><text:span text:style-name="T13"> <text:s/></text:span><text:span text:style-name="T10">*);;</text:span><text:line-break/><text:span text:style-name="T13"> <text:s/></text:span><text:span text:style-name="T10">-&gt; rrel_3: rrel_scp_var: rrel_assign: _process;;</text:span><text:line-break/><text:span text:style-name="T13"> <text:s/></text:span><text:span text:style-name="T10">=&gt; nrel_goto: ..operator2;;</text:span><text:line-break/><text:span text:style-name="T10">*);;</text:span><text:line-break/><text:span text:style-name="T10">-&gt; ..operator2 (*</text:span><text:line-break/><text:span text:style-name="T13"> <text:s/></text:span><text:span text:style-name="T10">&lt;- waitReturn;;</text:span><text:line-break/><text:span text:style-name="T13"> <text:s/></text:span><text:span text:style-name="T10">-&gt; rrel_1: rrel_fixed: rrel_scp_var: _process;;</text:span><text:line-break/><text:span text:style-name="T10">*);;</text:span></text:p>
          </table:table-cell>
        </table:table-row>
      </table:table>
      <text:p text:style-name="P14"/>
      <text:p text:style-name="P13">Конструкциями управления потоком в SimpleSCP являются условия и циклы. </text:p>
      <text:p text:style-name="P13">Услов<text:span text:style-name="T19">ные конструкции</text:span> используются следующим образом:</text:p>
      <text:p text:style-name="P6">if (оператор) {действия; если;}</text:p>
      <text:p text:style-name="P6">else {действия; в; другом; случае;}</text:p>
      <text:p text:style-name="P14">Здесь <text:span text:style-name="T1">оператор</text:span> – линейный оператор языка SimpleSCP, <text:span text:style-name="T1">действия если</text:span> – набор операторов, которые необходимо выполнить в случае выполнения условия, <text:span text:style-name="T1">действия в другом случае</text:span> - <text:s/>набор операторов, которые необходимо выполнить в другом случае.</text:p>
      <text:p text:style-name="P14">Пример правильного использования условной конструкции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6">Пример SimpleSCP</text:p>
          </table:table-cell>
        </table:table-row>
        <table:table-row>
          <table:table-cell table:style-name="Table3.A2" office:value-type="string">
            <text:p text:style-name="P37">if(searchElStr3([some_class], [assign, _arc], [_node])) { </text:p>
            <text:p text:style-name="P37"><text:s text:c="2"/>proc_do_some_actions([_node]); </text:p>
            <text:p text:style-name="P37">} </text:p>
          </table:table-cell>
        </table:table-row>
        <table:table-row>
          <table:table-cell table:style-name="Table3.A2" office:value-type="string">
            <text:p text:style-name="P28">Соответствующий код SCP</text:p>
          </table:table-cell>
        </table:table-row>
        <table:table-row>
          <table:table-cell table:style-name="Table3.A2" office:value-type="string">
            <text:p text:style-name="P33"><text:span text:style-name="T10">-&gt; ..operator1 (*</text:span><text:line-break/><text:span text:style-name="T13"> <text:s/></text:span><text:span text:style-name="T10">&lt;- searchElStr3;;</text:span><text:line-break/><text:span text:style-name="T13"> <text:s/></text:span><text:span text:style-name="T10">-&gt; rrel_1: rrel_fixed: rrel_scp_const: some_class;;</text:span><text:line-break/><text:span text:style-name="T13"> <text:s/></text:span><text:span text:style-name="T10">-&gt; rrel_2: rrel_scp_var: rrel_assign: _arc;;</text:span><text:line-break/><text:span text:style-name="T13"> <text:s/></text:span><text:span text:style-name="T10">-&gt; rrel_3: rrel_fixed: rrel_scp_var: _node;;</text:span><text:line-break/><text:span text:style-name="T13"> <text:s/></text:span><text:span text:style-name="T10">=&gt; nrel_then: ..operator2;;</text:span><text:line-break/><text:span text:style-name="T13"> <text:s/></text:span><text:span text:style-name="T10">=&gt; nrel_else: ..operator</text:span><text:span text:style-name="T12">4</text:span><text:span text:style-name="T10">;;</text:span><text:line-break/><text:span text:style-name="T10">*);;</text:span><text:line-break/><text:span text:style-name="T10">-&gt; ..operator2 (*</text:span><text:line-break/><text:span text:style-name="T13"> <text:s/></text:span><text:span text:style-name="T10">&lt;- call;;</text:span><text:line-break/><text:span text:style-name="T13"> <text:s/></text:span><text:span text:style-name="T10">-&gt; rrel_1: rrel_fixed: rrel_scp_const: proc_do_some_actions;;</text:span><text:line-break/><text:span text:style-name="T13"> <text:s/></text:span><text:span text:style-name="T10">-&gt; rrel_2: ... (*</text:span><text:line-break/><text:span text:style-name="T13"> <text:s text:c="3"/></text:span><text:span text:style-name="T10">-&gt; rrel_1: rrel_fixed: rrel_scp_var: _node;;</text:span><text:line-break/><text:span text:style-name="T13"> <text:s/></text:span><text:span text:style-name="T10">*);;</text:span><text:line-break/><text:span text:style-name="T13"> <text:s/></text:span><text:span text:style-name="T10">-&gt; rrel_3: rrel_scp_var: rrel_assign: _process;;</text:span><text:line-break/><text:span text:style-name="T13"> <text:s/></text:span><text:span text:style-name="T10">=&gt; nrel_goto: ..operator3;;</text:span><text:line-break/><text:span text:style-name="T10">*);;</text:span><text:line-break/><text:span text:style-name="T10">-&gt; ..operator3 (*</text:span><text:line-break/><text:span text:style-name="T13"> <text:s/></text:span><text:span text:style-name="T10">&lt;- waitReturn;;</text:span><text:line-break/><text:soft-page-break/><text:span text:style-name="T13"> <text:s/></text:span><text:span text:style-name="T10">-&gt; rrel_1: rrel_fixed: rrel_scp_var: _process;;</text:span><text:line-break/><text:span text:style-name="T10">*);;</text:span></text:p>
          </table:table-cell>
        </table:table-row>
      </table:table>
      <text:p text:style-name="P14"/>
      <text:p text:style-name="P16">Циклы с предусловием в SimpleSCP описываются следующим образом:</text:p>
      <text:p text:style-name="P7">while(оператор) {действия;}</text:p>
      <text:p text:style-name="P15">Здесь <text:span text:style-name="T1">оператор</text:span> – линейный оператор языка SimpleSCP, <text:span text:style-name="T1">действия </text:span>– набор операторов, которые необходимо выполн<text:span text:style-name="T20">ять до тех пор, пока выполняется условие.</text:span></text:p>
      <text:p text:style-name="P15">Пример правильного использования <text:span text:style-name="T21">циклической конструкции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7">Пример SimpleSCP</text:p>
          </table:table-cell>
        </table:table-row>
        <table:table-row>
          <table:table-cell table:style-name="Table4.A2" office:value-type="string">
            <text:p text:style-name="P36"><text:s/>while(searchElStr3([_set], [assign, _arc], [assign, _node])){</text:p>
            <text:p text:style-name="P36"><text:s text:c="4"/>printEl([_node]);</text:p>
            <text:p text:style-name="P36"><text:s text:c="4"/>proc_of_some_actions([_node]);</text:p>
            <text:p text:style-name="P36"><text:s text:c="4"/>eraseEl([erase, _arc]);</text:p>
            <text:p text:style-name="P36"><text:s text:c="2"/>}</text:p>
          </table:table-cell>
        </table:table-row>
        <table:table-row>
          <table:table-cell table:style-name="Table4.A2" office:value-type="string">
            <text:p text:style-name="P28">Соответствующий код SCP</text:p>
          </table:table-cell>
        </table:table-row>
        <table:table-row>
          <table:table-cell table:style-name="Table4.A2" office:value-type="string">
            <text:p text:style-name="P32"><text:span text:style-name="T10">-&gt; ..operator1 (*</text:span><text:line-break/><text:span text:style-name="T13"> <text:s/></text:span><text:span text:style-name="T10">&lt;- searchElStr3;;</text:span><text:line-break/><text:span text:style-name="T13"> <text:s/></text:span><text:span text:style-name="T10">-&gt; rrel_1: rrel_fixed: rrel_scp_var: _set;;</text:span><text:line-break/><text:span text:style-name="T13"> <text:s/></text:span><text:span text:style-name="T10">-&gt; rrel_2: rrel_scp_var: rrel_assign: _arc;;</text:span><text:line-break/><text:span text:style-name="T13"> <text:s/></text:span><text:span text:style-name="T10">-&gt; rrel_3: rrel_scp_var: rrel_assign: _node;;</text:span><text:line-break/><text:span text:style-name="T13"> <text:s/></text:span><text:span text:style-name="T10">=&gt; nrel_then: ..operator2;;</text:span><text:line-break/><text:span text:style-name="T13"> <text:s/></text:span><text:span text:style-name="T10">=&gt; nrel_else: ..operator6;;</text:span><text:line-break/><text:span text:style-name="T10">*);;</text:span><text:line-break/><text:span text:style-name="T10">-&gt; ..operator2 (*</text:span><text:line-break/><text:span text:style-name="T13"> <text:s/></text:span><text:span text:style-name="T10">&lt;- printEl;;</text:span><text:line-break/><text:span text:style-name="T13"> <text:s/></text:span><text:span text:style-name="T10">-&gt; rrel_1: rrel_fixed: rrel_scp_var: _node;;</text:span><text:line-break/><text:span text:style-name="T13"> <text:s/></text:span><text:span text:style-name="T10">=&gt; nrel_goto: ..operator3;;</text:span><text:line-break/><text:span text:style-name="T10">*);;</text:span><text:line-break/><text:span text:style-name="T10">-&gt; ..operator3 (*</text:span><text:line-break/><text:span text:style-name="T13"> <text:s/></text:span><text:span text:style-name="T10">&lt;- call;;</text:span><text:line-break/><text:span text:style-name="T13"> <text:s/></text:span><text:span text:style-name="T10">-&gt; rrel_1: rrel_fixed: rrel_scp_const: proc_of_some_actions;;</text:span><text:line-break/><text:span text:style-name="T13"> <text:s/></text:span><text:span text:style-name="T10">-&gt; rrel_2: ... (*</text:span><text:line-break/><text:span text:style-name="T13"> <text:s text:c="3"/></text:span><text:span text:style-name="T10">-&gt; rrel_1: rrel_fixed: rrel_scp_var: _node;;</text:span><text:line-break/><text:span text:style-name="T13"> <text:s/></text:span><text:span text:style-name="T10">*);;</text:span><text:line-break/><text:span text:style-name="T13"> <text:s/></text:span><text:span text:style-name="T10">-&gt; rrel_3: rrel_scp_var: rrel_assign: _process;;</text:span><text:line-break/><text:span text:style-name="T13"> <text:s/></text:span><text:span text:style-name="T10">=&gt; nrel_goto: ..operator4;;</text:span><text:line-break/><text:span text:style-name="T10">*);;</text:span><text:line-break/><text:span text:style-name="T10">-&gt; ..operator4 (*</text:span><text:line-break/><text:span text:style-name="T13"> <text:s/></text:span><text:span text:style-name="T10">&lt;- waitReturn;;</text:span><text:line-break/><text:span text:style-name="T13"> <text:s/></text:span><text:span text:style-name="T10">-&gt; rrel_1: rrel_fixed: rrel_scp_var: _process;;</text:span><text:line-break/><text:span text:style-name="T13"> <text:s/></text:span><text:span text:style-name="T10">=&gt; nrel_goto: ..operator5;;</text:span><text:line-break/><text:span text:style-name="T10">*);;</text:span><text:line-break/><text:span text:style-name="T10">-&gt; ..operator5 (*</text:span><text:line-break/><text:span text:style-name="T13"> <text:s/></text:span><text:span text:style-name="T10">&lt;- eraseEl;;</text:span><text:line-break/><text:span text:style-name="T13"> <text:s/></text:span><text:span text:style-name="T10">-&gt; rrel_1: rrel_fixed: rrel_scp_var: rrel_erase: _arc;;</text:span><text:line-break/><text:span text:style-name="T13"> <text:s/></text:span><text:span text:style-name="T10">=&gt; nrel_goto: ..operator1;;</text:span><text:line-break/><text:span text:style-name="T10">*);;</text:span></text:p>
          </table:table-cell>
        </table:table-row>
      </table:table>
      <text:p text:style-name="P15"/>
      <text:p text:style-name="P41"/>
      <text:p text:style-name="P41"/>
      <text:p text:style-name="P41"><text:soft-page-break/></text:p>
      <text:p text:style-name="P46">Приложение 1. Список операторов языка SimpleSCP</text:p>
      <text:p text:style-name="P42">(Добавляются по мере необходимости)</text:p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53">Оператор</text:p>
          </table:table-cell>
          <table:table-cell table:style-name="Table8.B1" office:value-type="string">
            <text:p text:style-name="P53">Количество аргументов</text:p>
          </table:table-cell>
        </table:table-row>
        <table:table-row>
          <table:table-cell table:style-name="Table8.A2" table:number-columns-spanned="2" office:value-type="string">
            <text:p text:style-name="P52">оператор(rrel_1, rrel_2, rrel_3 ...)</text:p>
          </table:table-cell>
          <table:covered-table-cell/>
        </table:table-row>
        <table:table-row>
          <table:table-cell table:style-name="Table8.A3" office:value-type="string">
            <text:p text:style-name="P49">searchEl</text:p>
          </table:table-cell>
          <table:table-cell table:style-name="Table8.A2" office:value-type="string">
            <text:p text:style-name="P51">1</text:p>
          </table:table-cell>
        </table:table-row>
        <table:table-row>
          <table:table-cell table:style-name="Table8.A3" office:value-type="string">
            <text:p text:style-name="P49">searchElStr3</text:p>
          </table:table-cell>
          <table:table-cell table:style-name="Table8.A2" office:value-type="string">
            <text:p text:style-name="P51">3</text:p>
          </table:table-cell>
        </table:table-row>
        <table:table-row>
          <table:table-cell table:style-name="Table8.A3" office:value-type="string">
            <text:p text:style-name="P49">searchElStr5</text:p>
          </table:table-cell>
          <table:table-cell table:style-name="Table8.A2" office:value-type="string">
            <text:p text:style-name="P51">5</text:p>
          </table:table-cell>
        </table:table-row>
        <table:table-row>
          <table:table-cell table:style-name="Table8.A3" office:value-type="string">
            <text:p text:style-name="P49">genEl</text:p>
          </table:table-cell>
          <table:table-cell table:style-name="Table8.A2" office:value-type="string">
            <text:p text:style-name="P51">1</text:p>
          </table:table-cell>
        </table:table-row>
        <table:table-row>
          <table:table-cell table:style-name="Table8.A3" office:value-type="string">
            <text:p text:style-name="P49">genElStr3</text:p>
          </table:table-cell>
          <table:table-cell table:style-name="Table8.A2" office:value-type="string">
            <text:p text:style-name="P51">3</text:p>
          </table:table-cell>
        </table:table-row>
        <table:table-row>
          <table:table-cell table:style-name="Table8.A3" office:value-type="string">
            <text:p text:style-name="P49">genElStr5</text:p>
          </table:table-cell>
          <table:table-cell table:style-name="Table8.A2" office:value-type="string">
            <text:p text:style-name="P51">5</text:p>
          </table:table-cell>
        </table:table-row>
        <table:table-row>
          <table:table-cell table:style-name="Table8.A3" office:value-type="string">
            <text:p text:style-name="P49">eraseEl</text:p>
          </table:table-cell>
          <table:table-cell table:style-name="Table8.A2" office:value-type="string">
            <text:p text:style-name="P51">1</text:p>
          </table:table-cell>
        </table:table-row>
        <table:table-row>
          <table:table-cell table:style-name="Table8.A3" office:value-type="string">
            <text:p text:style-name="P49">eraseElStr3</text:p>
          </table:table-cell>
          <table:table-cell table:style-name="Table8.A2" office:value-type="string">
            <text:p text:style-name="P51">3</text:p>
          </table:table-cell>
        </table:table-row>
        <table:table-row>
          <table:table-cell table:style-name="Table8.A3" office:value-type="string">
            <text:p text:style-name="P49">eraseElStr5</text:p>
          </table:table-cell>
          <table:table-cell table:style-name="Table8.A2" office:value-type="string">
            <text:p text:style-name="P51">5</text:p>
          </table:table-cell>
        </table:table-row>
        <table:table-row>
          <table:table-cell table:style-name="Table8.A3" office:value-type="string">
            <text:p text:style-name="P49">sys_search</text:p>
          </table:table-cell>
          <table:table-cell table:style-name="Table8.A2" office:value-type="string">
            <text:p text:style-name="P51">4</text:p>
          </table:table-cell>
        </table:table-row>
        <table:table-row>
          <table:table-cell table:style-name="Table8.A3" office:value-type="string">
            <text:p text:style-name="P49">print</text:p>
          </table:table-cell>
          <table:table-cell table:style-name="Table8.A2" office:value-type="string">
            <text:p text:style-name="P51">1</text:p>
          </table:table-cell>
        </table:table-row>
        <table:table-row>
          <table:table-cell table:style-name="Table8.A3" office:value-type="string">
            <text:p text:style-name="P49">printNl</text:p>
          </table:table-cell>
          <table:table-cell table:style-name="Table8.A2" office:value-type="string">
            <text:p text:style-name="P51">1</text:p>
          </table:table-cell>
        </table:table-row>
        <table:table-row>
          <table:table-cell table:style-name="Table8.A3" office:value-type="string">
            <text:p text:style-name="P49">printEl</text:p>
          </table:table-cell>
          <table:table-cell table:style-name="Table8.A2" office:value-type="string">
            <text:p text:style-name="P51">1</text:p>
          </table:table-cell>
        </table:table-row>
        <table:table-row>
          <table:table-cell table:style-name="Table8.A3" office:value-type="string">
            <text:p text:style-name="P49">ifVarAssign</text:p>
          </table:table-cell>
          <table:table-cell table:style-name="Table8.A2" office:value-type="string">
            <text:p text:style-name="P51">1</text:p>
          </table:table-cell>
        </table:table-row>
        <table:table-row>
          <table:table-cell table:style-name="Table8.A2" table:number-columns-spanned="2" office:value-type="string">
            <text:p text:style-name="P52">оператор(rrel_1, rrel_2, rrel_3 …, rrel_set_1, rrel_set_2, rrel_set_3 ...)</text:p>
          </table:table-cell>
          <table:covered-table-cell/>
        </table:table-row>
        <table:table-row>
          <table:table-cell table:style-name="Table8.A3" office:value-type="string">
            <text:p text:style-name="P49">searchSet</text:p>
          </table:table-cell>
          <table:table-cell table:style-name="Table8.A2" office:value-type="string">
            <text:p text:style-name="P51">2</text:p>
          </table:table-cell>
        </table:table-row>
        <table:table-row>
          <table:table-cell table:style-name="Table8.A3" office:value-type="string">
            <text:p text:style-name="P49">searchSetStr<text:span text:style-name="T22">3</text:span></text:p>
          </table:table-cell>
          <table:table-cell table:style-name="Table8.A2" office:value-type="string">
            <text:p text:style-name="P51">6</text:p>
          </table:table-cell>
        </table:table-row>
        <table:table-row>
          <table:table-cell table:style-name="Table8.A3" office:value-type="string">
            <text:p text:style-name="P49">searchSetStr5</text:p>
          </table:table-cell>
          <table:table-cell table:style-name="Table8.A2" office:value-type="string">
            <text:p text:style-name="P51">10</text:p>
          </table:table-cell>
        </table:table-row>
        <table:table-row>
          <table:table-cell table:style-name="Table8.A3" office:value-type="string">
            <text:p text:style-name="P49">genSet</text:p>
          </table:table-cell>
          <table:table-cell table:style-name="Table8.A2" office:value-type="string">
            <text:p text:style-name="P51">2</text:p>
          </table:table-cell>
        </table:table-row>
        <table:table-row>
          <table:table-cell table:style-name="Table8.A3" office:value-type="string">
            <text:p text:style-name="P49">genSetStr3</text:p>
          </table:table-cell>
          <table:table-cell table:style-name="Table8.A2" office:value-type="string">
            <text:p text:style-name="P51">6</text:p>
          </table:table-cell>
        </table:table-row>
        <table:table-row>
          <table:table-cell table:style-name="Table8.A3" office:value-type="string">
            <text:p text:style-name="P49">genSetStr5</text:p>
          </table:table-cell>
          <table:table-cell table:style-name="Table8.A2" office:value-type="string">
            <text:p text:style-name="P51">10</text:p>
          </table:table-cell>
        </table:table-row>
        <table:table-row>
          <table:table-cell table:style-name="Table8.A3" office:value-type="string">
            <text:p text:style-name="P49">eraseSet</text:p>
          </table:table-cell>
          <table:table-cell table:style-name="Table8.A2" office:value-type="string">
            <text:p text:style-name="P51">2</text:p>
          </table:table-cell>
        </table:table-row>
        <table:table-row>
          <table:table-cell table:style-name="Table8.A3" office:value-type="string">
            <text:p text:style-name="P49">eraseSetStr3</text:p>
          </table:table-cell>
          <table:table-cell table:style-name="Table8.A2" office:value-type="string">
            <text:p text:style-name="P51">6</text:p>
          </table:table-cell>
        </table:table-row>
        <table:table-row>
          <table:table-cell table:style-name="Table8.A3" office:value-type="string">
            <text:p text:style-name="P49">eraseSetStr5</text:p>
          </table:table-cell>
          <table:table-cell table:style-name="Table8.A2" office:value-type="string">
            <text:p text:style-name="P51">10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24">Приложение 2. Модификаторы аргумента SimpleSCP</text:span></text:p>
      <text:p text:style-name="P39">(Добавляются по мере необходимости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0">fixed</text:p>
          </table:table-cell>
        </table:table-row>
        <table:table-row>
          <table:table-cell table:style-name="Table6.A2" office:value-type="string">
            <text:p text:style-name="P50">assign</text:p>
          </table:table-cell>
        </table:table-row>
        <table:table-row>
          <table:table-cell table:style-name="Table6.A2" office:value-type="string">
            <text:p text:style-name="P50">pos_const_perm</text:p>
          </table:table-cell>
        </table:table-row>
        <table:table-row>
          <table:table-cell table:style-name="Table6.A2" office:value-type="string">
            <text:p text:style-name="P50">node</text:p>
          </table:table-cell>
        </table:table-row>
        <table:table-row>
          <table:table-cell table:style-name="Table6.A2" office:value-type="string">
            <text:p text:style-name="P50">arc</text:p>
          </table:table-cell>
        </table:table-row>
        <table:table-row>
          <table:table-cell table:style-name="Table6.A2" office:value-type="string">
            <text:p text:style-name="P50">erase</text:p>
          </table:table-cell>
        </table:table-row>
        <table:table-row>
          <table:table-cell table:style-name="Table6.A2" office:value-type="string">
            <text:p text:style-name="P50">scp_var</text:p>
          </table:table-cell>
        </table:table-row>
        <table:table-row>
          <table:table-cell table:style-name="Table6.A2" office:value-type="string">
            <text:p text:style-name="P50">scp_const</text:p>
          </table:table-cell>
        </table:table-row>
      </table:table>
      <text:p text:style-name="P42"/>
      <text:p text:style-name="P42"/>
      <text:p text:style-name="P43"/>
      <text:p text:style-name="P43"/>
      <text:p text:style-name="P43"/>
      <text:p text:style-name="P47">Приложение 3. Модификаторы аргумента по умолчанию.</text:p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P51">Роль</text:p>
          </table:table-cell>
          <table:table-cell table:style-name="Table7.B1" office:value-type="string">
            <text:p text:style-name="P51">Модификаторы </text:p>
          </table:table-cell>
        </table:table-row>
        <table:table-row>
          <table:table-cell table:style-name="Table7.A2" office:value-type="string">
            <text:p text:style-name="P51">Константа</text:p>
          </table:table-cell>
          <table:table-cell table:style-name="Table7.B2" office:value-type="string">
            <text:p text:style-name="P51">fixed, scp_const </text:p>
          </table:table-cell>
        </table:table-row>
        <table:table-row>
          <table:table-cell table:style-name="Table7.A2" office:value-type="string">
            <text:p text:style-name="P51">Переменная</text:p>
          </table:table-cell>
          <table:table-cell table:style-name="Table7.B2" office:value-type="string">
            <text:p text:style-name="P51">fixed, scp_var</text:p>
          </table:table-cell>
        </table:table-row>
      </table:table>
      <text:p text:style-name="P44"/>
      <text:p text:style-name="P45">Приложение 4. Примеры программ SimpleSC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0:13:27.069444304</meta:creation-date>
    <dc:date>2015-04-05T15:38:46.362463240</dc:date>
    <meta:editing-duration>PT1H53M12S</meta:editing-duration>
    <meta:editing-cycles>42</meta:editing-cycles>
    <meta:generator>LibreOffice/4.2.7.2$Linux_x86 LibreOffice_project/420m0$Build-2</meta:generator>
    <meta:document-statistic meta:table-count="7" meta:image-count="0" meta:object-count="0" meta:page-count="5" meta:paragraph-count="143" meta:word-count="715" meta:character-count="6126" meta:non-whitespace-character-count="5359"/>
  </office:meta>
</office:document-meta>
</file>